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orris I. Samuel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8 August 1873</text:p>
      <text:p text:style-name="P5">Month<text:tab/><text:tab/><text:tab/><text:tab/><text:tab/><text:tab/>August</text:p>
      <text:p text:style-name="P5">Year<text:tab/><text:tab/><text:tab/><text:tab/><text:tab/><text:tab/>187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35 John St/</text:span></text:p>
      <text:p text:style-name="P3"><text:span text:style-name="T1">New York/</text:span></text:p>
      <text:p text:style-name="P2"><text:span text:style-name="T1">Revd. Mr. Morais<text:tab/><text:tab/><text:tab/><text:tab/><text:tab/><text:tab/><text:tab/><text:tab/><text:tab/>August 28. 1873/</text:span></text:p>
      <text:p text:style-name="P2"><text:span text:style-name="T1">546. North 5</text:span><text:span text:style-name="T2">th</text:span><text:span text:style-name="T1"> St. Phil./</text:span></text:p>
      <text:p text:style-name="P3"><text:span text:style-name="T1">Revd &amp; dear Sir./</text:span></text:p>
      <text:p text:style-name="P2"><text:span text:style-name="T1">Your valued &amp; esteemed favor of/ yesterday came duly to hand./ &amp; fancy my friend Doctor Barlow/ will be delighted with the/ clear information you have/ been so very kind as to give/ me, which naturally must/ have absorbed considerable time/ &amp; thought on your part at/ present can only return you/ Greatful[sic] thanks &amp; promise to recipro/-cate when in my power to do so/ &amp; think your response covers/ the grounds sought after./</text:span></text:p>
      <text:p text:style-name="P2"><text:span text:style-name="T1"><text:tab/>You will soon be having/ your flock back again listening/ to their intelligent pastor &amp; fully/ appreciating him &amp; all his efforts/ in the cause of our Holy faith./</text:span></text:p>
      <text:p text:style-name="P2"><text:span text:style-name="T1"/></text:p>
      <text:p text:style-name="P2"><text:span text:style-name="T1">[Page 2]</text:span></text:p>
      <text:p text:style-name="P2"><text:span text:style-name="T1">Our Son Lewis I am happy/ to say found a good position/ with Messrs Adler Brothers &amp;/ Newbouer who have the fear/ of G.-- before them and have/ due regard for our Sabbaths &amp;/ Holy days it was a Year/ ere he found a proper House/ &amp; proves the Almighty's Hand is/ not shorten'd if we will but/ trust him./</text:span></text:p>
      <text:p text:style-name="P2"><text:span text:style-name="T1"><text:tab/>I enclose you a shekel/ which my Daughter Nina cast/ from me I have had many years./ <text:s/>Do me the favor &amp; retain it--/with assurances of deep obligations/ for all your kindness &amp; recipro/-cating your kind enquiries[sic]/ I remain ever your obliged/</text:span></text:p>
      <text:p text:style-name="P2"><text:span text:style-name="T1"><text:tab/>Morris I Samue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3:06:44</meta:creation-date>
    <dc:date>2009-05-18T13:15:24</dc:date>
    <dc:language>en-US</dc:language>
    <meta:editing-cycles>2</meta:editing-cycles>
    <meta:editing-duration>PT8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390" meta:character-count="2558"/>
  </office:meta>
</office:document-meta>
</file>